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7000000045BED0C92AA3B6EFCA.png" manifest:media-type="image/png"/>
  <manifest:file-entry manifest:full-path="Pictures/100000000000005000000029AC63B5229ACA68D3.png" manifest:media-type="image/png"/>
  <manifest:file-entry manifest:full-path="Pictures/1000000000000270000000452EAEC7060B9DC0DF.pdf" manifest:media-type="application/pdf"/>
  <manifest:file-entry manifest:full-path="Pictures/1000000000000050000000299E6EA42F6E64AF6A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297cm" style:rel-column-width="20419*"/>
    </style:style>
    <style:style style:name="Table1.B" style:family="table-column">
      <style:table-column-properties style:column-width="11.703cm" style:rel-column-width="451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297cm" style:rel-column-width="20419*"/>
    </style:style>
    <style:style style:name="Table2.B" style:family="table-column">
      <style:table-column-properties style:column-width="11.703cm" style:rel-column-width="4511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623e4" officeooo:paragraph-rsid="001623e4"/>
    </style:style>
    <style:style style:name="P2" style:family="paragraph" style:parent-style-name="Text_20_body">
      <style:text-properties officeooo:rsid="001623e4" officeooo:paragraph-rsid="001623e4"/>
    </style:style>
    <style:style style:name="P3" style:family="paragraph" style:parent-style-name="Standard">
      <style:text-properties officeooo:rsid="00144ce1" officeooo:paragraph-rsid="00144ce1"/>
    </style:style>
    <style:style style:name="P4" style:family="paragraph" style:parent-style-name="Table_20_Contents">
      <style:text-properties officeooo:rsid="001623e4" officeooo:paragraph-rsid="001623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Heading_20_1" text:outline-level="1">{{ patient.forename }} {{ patient.surname }}</text:h>
      <text:p text:style-name="P3">{{ patient.nhs_number }}</text:p>
      <text:p text:style-name="P3"/>
      <text:p text:style-name="P1">Reason for referra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eason</text:p>
            <text:p text:style-name="P4"/>
            <text:p text:style-name="P4">(please refer to the reasons for referral to a coroner – paragraph 5 of the Notes for Doctors with the MCCD or XXX)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2"/>
      <text:p text:style-name="P1">Cause of death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Are you able to issue a MCCD?</text:p>
            <text:p text:style-name="P4"/>
            <text:p text:style-name="P4">Y/N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a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b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c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2</text:p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5cm" svg:y="0.019cm" svg:width="1.575cm" svg:height="0.808cm" draw:z-index="0"><draw:image xlink:href="Pictures/1000000000000050000000299E6EA42F6E64AF6A.pdf" xlink:type="simple" xlink:show="embed" xlink:actuate="onLoad" loext:mime-type="application/pdf"/><draw:image xlink:href="Pictures/100000000000005000000029AC63B5229ACA68D3.png" xlink:type="simple" xlink:show="embed" xlink:actuate="onLoad" loext:mime-type="image/png"/></draw:frame><draw:frame draw:style-name="Mfr1" draw:name="Image2" text:anchor-type="paragraph" svg:x="4.621cm" svg:y="-0.018cm" svg:width="12.287cm" svg:height="1.358cm" draw:z-index="1"><draw:image xlink:href="Pictures/1000000000000270000000452EAEC7060B9DC0DF.pdf" xlink:type="simple" xlink:show="embed" xlink:actuate="onLoad" loext:mime-type="application/pdf"/><draw:image xlink:href="Pictures/100000000000027000000045BED0C92AA3B6EFCA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6:30:40.632457312</meta:creation-date>
    <dc:date>2019-07-23T16:46:14.729508050</dc:date>
    <meta:editing-duration>PT5M24S</meta:editing-duration>
    <meta:editing-cycles>1</meta:editing-cycles>
    <meta:generator>LibreOffice/6.2.5.2$MacOSX_X86_64 LibreOffice_project/1ec314fa52f458adc18c4f025c545a4e8b22c159</meta:generator>
    <meta:document-statistic meta:table-count="2" meta:image-count="2" meta:object-count="0" meta:page-count="1" meta:paragraph-count="12" meta:word-count="50" meta:character-count="261" meta:non-whitespace-character-count="222"/>
  </office:meta>
</office:document-meta>
</file>